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fe-cycle" table:style-name="ta1">
        <table:shapes>
          <draw:frame draw:z-index="0" draw:style-name="gr1" draw:text-style-name="P1" svg:width="159.99mm" svg:height="89.99mm" svg:x="43.64mm" svg:y="1mm">
            <loext:p draw:notify-on-update-of-ranges="'life-cycle'.A2:'life-cycle'.A7 'life-cycle'.B1:'life-cycle'.B1 'life-cycle'.B2:'life-cycle'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21:56:57.763896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21:58:35.015532271</dc:date>
    <meta:editing-duration>PT11M24S</meta:editing-duration>
    <meta:editing-cycles>4</meta:editing-cycles>
    <meta:generator>LibreOffice/5.4.1.2.0$Linux_X86_64 LibreOffice_project/4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life-cycle'.A2:'life-cycle'.B7 'life-cycle'.B1:'life-cycle'.B1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life-cycle'.A2:'life-cycle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fe-cycle'.B2:'life-cycle'.B7" chart:label-cell-address="'life-cycle'.B1:'life-cycle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life-cycle'.B1:'life-cycl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life-cycle'.A2:'life-cycle'.A7</svg:desc>
                </draw:g>
              </table:table-cell>
              <table:table-cell office:value-type="float" office:value="20">
                <text:p>20</text:p>
                <draw:g>
                  <svg:desc>'life-cycle'.B2:'life-cycle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